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1pt" officeooo:paragraph-rsid="001f6ccc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fo:font-size="11pt" style:font-size-asian="11pt" style:font-size-complex="11pt"/>
    </style:style>
    <style:style style:name="P6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8035" style:font-size-asian="11pt" style:font-size-complex="11pt"/>
    </style:style>
    <style:style style:name="T3" style:family="text">
      <style:text-properties fo:font-size="11pt" officeooo:rsid="001a2c07" style:font-size-asian="11pt" style:font-size-complex="11pt"/>
    </style:style>
    <style:style style:name="T4" style:family="text">
      <style:text-properties fo:font-size="11pt" officeooo:rsid="001c879a" style:font-size-asian="11pt" style:font-size-complex="11pt"/>
    </style:style>
    <style:style style:name="T5" style:family="text">
      <style:text-properties fo:font-size="11pt" officeooo:rsid="001d6d2c" style:font-size-asian="11pt" style:font-size-complex="11pt"/>
    </style:style>
    <style:style style:name="T6" style:family="text">
      <style:text-properties fo:font-size="11pt" officeooo:rsid="001ded9e" style:font-size-asian="11pt" style:font-size-complex="11pt"/>
    </style:style>
    <style:style style:name="T7" style:family="text">
      <style:text-properties fo:font-size="11pt" officeooo:rsid="001f6ccc" style:font-size-asian="11pt" style:font-size-complex="11pt"/>
    </style:style>
    <style:style style:name="T8" style:family="text">
      <style:text-properties officeooo:rsid="001a2c07"/>
    </style:style>
    <style:style style:name="T9" style:family="text">
      <style:text-properties officeooo:rsid="001c879a"/>
    </style:style>
    <style:style style:name="T10" style:family="text">
      <style:text-properties officeooo:rsid="001ded9e"/>
    </style:style>
    <style:style style:name="T11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1a2c07" style:font-name-asian="Times New Roman" style:font-name-complex="Times New Roman" style:language-complex="ar" style:country-complex="SA"/>
    </style:style>
    <style:style style:name="T12" style:family="text">
      <style:text-properties style:use-window-font-color="true" style:font-name="Times New Roman" fo:language="en" fo:country="US" officeooo:rsid="001a2c07" style:font-name-asian="Times New Roman" style:font-name-complex="Times New Roman" style:language-complex="ar" style:country-complex="SA"/>
    </style:style>
    <style:style style:name="T13" style:family="text">
      <style:text-properties style:use-window-font-color="true" style:font-name="Times New Roman" fo:language="en" fo:country="US" officeooo:rsid="001f6ccc" style:font-name-asian="Times New Roman" style:font-name-complex="Times New Roman" style:language-complex="ar" style:country-complex="SA"/>
    </style:style>
    <style:style style:name="T14" style:family="text">
      <style:text-properties officeooo:rsid="001f6c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eve Atkins, Ph. D.</text:p>
      <text:p text:style-name="P1">910 Francesca Court</text:p>
      <text:p text:style-name="P1">Punta Gorda, Fl 33950</text:p>
      <text:p text:style-name="P1">(336)710-9122</text:p>
      <text:p text:style-name="P1"><text:span text:style-name="T10">March 17</text:span>, 201<text:span text:style-name="T10">4</text:span></text:p>
      <text:p text:style-name="P1"/>
      <text:p text:style-name="P2"><text:span text:style-name="T9">To whom it may concern</text:span>:</text:p>
      <text:p text:style-name="P5"><text:span text:style-name="T12">I am an experienced leader with progressively responsible positions in education. My professional background, complemented by creative and collaborative leadership and </text:span><text:span text:style-name="T13">superb </text:span><text:span text:style-name="T12">teaching skills makes me an excellent candidate for teaching within the unique 9-12 curriculum at Marco Island Academy. I think that you will find my backgroun</text:span><text:span text:style-name="T13">d</text:span><text:span text:style-name="T12"> well suited to meet the demands of your rich </text:span><text:span text:style-name="T11">curriculum, with its special emphasis on Science, Technology, Engineering, and Math [STEM]. I am especially impressed and familiar with the AICE curriculum from Cambridge University and would like nothing more than to teach at you prestigious Charter High School.</text:span></text:p>
      <text:p text:style-name="P4"><text:span text:style-name="T2"/></text:p>
      <text:p text:style-name="Text_20_body"><text:span text:style-name="T2">T</text:span><text:span text:style-name="T1">hroughout my tenure </text:span><text:span text:style-name="T2">as</text:span><text:span text:style-name="T1"> college administrat</text:span><text:span text:style-name="T4">or</text:span><text:span text:style-name="T2"> and faculty </text:span><text:span text:style-name="T4">member</text:span><text:span text:style-name="T1">, I have worked diligently to engender a culture that measures its success relative to </text:span>improving student learning and enhancing the lives of students<text:span text:style-name="T1">. <text:s/>I have a broad understanding of the opportunities </text:span><text:span text:style-name="T7">afforded</text:span><text:span text:style-name="T1"> </text:span><text:span text:style-name="T4">charter schools</text:span><text:span text:style-name="T1"> </text:span><text:span text:style-name="T6">for providing excellent innovation</text:span><text:span text:style-name="T7">s</text:span><text:span text:style-name="T6"> and </text:span><text:span text:style-name="T1">welcome the chance to meet with the search committee to discuss my candidacy. </text:span><text:span text:style-name="T3">Please note that I have taught mathematics in at a number of </text:span><text:span text:style-name="T4">public schools, </text:span><text:span text:style-name="T3">universities, and community colleges, and I am quite knowledgeable of </text:span><text:span text:style-name="T4">relevant</text:span><text:span text:style-name="T3"> learning pedagogy, technologies, and best practices. </text:span><text:span text:style-name="T4">Also, I was responsible for the design and implementation of two charter schools, one in North Carolina and the other in Florida, on community college campuses.</text:span></text:p>
      <text:p text:style-name="P2">I am attaching my curriculum vitae to this letter<text:span text:style-name="T8"> </text:span>and the names and contact information of individuals who will serve as my references. <text:span text:style-name="T8">Moreover, my transcripts depict that I have a bachelors, masters degrees in mathematics and mathematics education, respectively, and an earned doctorate in curriculum and instruction with significant coursework in mathematics education. I am currently looking for an opportunity to apply my educational background and teaching experience in new and challenging venues.</text:span></text:p>
      <text:p text:style-name="P3">There are several reasons <text:span text:style-name="T14">that </text:span>I would very much like to serve <text:span text:style-name="T10">Marco Island Academy. </text:span>The most <text:span text:style-name="T14">important </text:span>reason that I am interested <text:span text:style-name="T14">is the opportunity to directly contribute toward students mathematics learning and helping them connect the learning to their life experiences and content in other disciplines. I have great passion for facilitating learning, watching students gain confidence and skill in mathematics, and the study of mathematics education per se. </text:span></text:p>
      <text:p text:style-name="P3"><text:span text:style-name="T14">For several years, </text:span>I have been charged with transforming college<text:span text:style-name="T8">s and charter schools</text:span> to focus on quality – quality teaching and learning, programs, and service to the community. In doing this, I have focused on best practices from the research literature and experiences of high performance <text:span text:style-name="T9">institutions of learning</text:span> around the nation. I have learned much and I’m looking for a new challenge. I love new ideas and developing and implementing thoughtful innovations to address problems that <text:span text:style-name="T8">students</text:span> encounter. I ask that you consider my proven track record of accomplishment as a thoughtful and caring leader, and a strategic thinker. I am not interested in working at an institution satisfied with the status quo, but seek instead to work with faculty, staff, students, and administrators who are committed to creating <text:span text:style-name="T9">learning </text:span>experience<text:span text:style-name="T9">s</text:span> that <text:span text:style-name="T9">are</text:span> <text:span text:style-name="T9">creative, meaningful, and productive</text:span>. <text:span text:style-name="T10">I am well suited for life on Marco Island and enjoy excellent health and a diversity of interests including boating, diving, triathlons, and travel. I am current in trends and research in mathematics teaching and have always enjoyed outstanding rapport with parents, school staff, <text:s/>and students</text:span></text:p>
      <text:p text:style-name="Text_20_body">Enclosed is my resume for your review. I would like to be considered for the position and look forward to beginning discussions soon.</text:p>
      <text:p text:style-name="Text_20_body"><text:span text:style-name="T14">S</text:span>incerely,</text:p>
      <text:p text:style-name="Text_20_body">Steve Atkins, Ph. D.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stbuttontext" style:family="paragraph" style:parent-style-name="Standard">
      <style:paragraph-properties fo:margin-top="0.1945in" fo:margin-bottom="0.1945in" style:contextual-spacing="false" style:line-height-at-least="0.1772in"/>
    </style:style>
    <style:style style:name="stico_5f_default" style:display-name="stico_default" style:family="paragraph" style:parent-style-name="Standard">
      <style:paragraph-properties fo:margin-top="0.1945in" fo:margin-bottom="0.1945in" style:contextual-spacing="false"/>
    </style:style>
    <style:style style:name="stico_5f_rotate" style:display-name="stico_rotate" style:family="paragraph" style:parent-style-name="Standard">
      <style:paragraph-properties fo:margin-top="0.1945in" fo:margin-bottom="0.1945in" style:contextual-spacing="false"/>
    </style:style>
    <style:style style:name="stwrapper" style:family="paragraph" style:parent-style-name="Standard"/>
    <style:style style:name="stwrapper2" style:family="paragraph" style:parent-style-name="Standard"/>
    <style:style style:name="stclose" style:family="paragraph" style:parent-style-name="Standard">
      <style:paragraph-properties style:line-height-at-least="0.1665in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stclosenew2" style:family="paragraph" style:parent-style-name="Standard"/>
    <style:style style:name="fb_5f_reset" style:display-name="fb_reset" style:family="paragraph" style:parent-style-name="Standard">
      <style:text-properties fo:color="#000000" style:font-name="Tahoma" fo:font-family="Tahoma" style:font-family-generic="swiss" style:font-pitch="variable" fo:font-size="8.5pt" style:font-size-asian="8.5pt" style:font-name-complex="Tahoma" style:font-family-complex="Tahoma" style:font-family-generic-complex="swiss" style:font-pitch-complex="variable" style:font-size-complex="8.5pt"/>
    </style:style>
    <style:style style:name="fb_5f_dialog_5f_advanced" style:display-name="fb_dialog_advanced" style:family="paragraph" style:parent-style-name="Standard">
      <style:paragraph-properties fo:margin-top="0.1945in" fo:margin-bottom="0.1945in" style:contextual-spacing="false"/>
    </style:style>
    <style:style style:name="fb_5f_dialog_5f_content" style:display-name="fb_dialog_content" style:family="paragraph" style:parent-style-name="Standard">
      <style:paragraph-properties fo:margin-top="0.1945in" fo:margin-bottom="0.1945in" style:contextual-spacing="false" fo:background-color="#ffffff">
        <style:background-image/>
      </style:paragraph-properties>
      <style:text-properties fo:color="#333333"/>
    </style:style>
    <style:style style:name="fb_5f_dialog_5f_close_5f_icon" style:display-name="fb_dialog_close_icon" style:family="paragraph" style:parent-style-name="Standard">
      <style:paragraph-properties fo:margin-top="0.1945in" fo:margin-bottom="0.1945in" style:contextual-spacing="false"/>
    </style:style>
    <style:style style:name="fb_5f_dialog_5f_loader" style:display-name="fb_dialog_loader" style:family="paragraph" style:parent-style-name="Standard">
      <style:paragraph-properties fo:margin-top="0.1945in" fo:margin-bottom="0.1945in" style:contextual-spacing="false" fo:background-color="#f2f2f2" fo:padding="0.2083in" fo:border="0.74pt solid #808080">
        <style:background-image/>
      </style:paragraph-properties>
      <style:text-properties fo:font-size="18pt" style:font-size-asian="18pt" style:font-size-complex="18pt"/>
    </style:style>
    <style:style style:name="fb_5f_dialog_5f_top_5f_left" style:display-name="fb_dialog_top_left" style:family="paragraph" style:parent-style-name="Standard">
      <style:paragraph-properties fo:margin-top="0.1945in" fo:margin-bottom="0.1945in" style:contextual-spacing="false"/>
    </style:style>
    <style:style style:name="fb_5f_dialog_5f_top_5f_right" style:display-name="fb_dialog_top_right" style:family="paragraph" style:parent-style-name="Standard">
      <style:paragraph-properties fo:margin-top="0.1945in" fo:margin-bottom="0.1945in" style:contextual-spacing="false"/>
    </style:style>
    <style:style style:name="fb_5f_dialog_5f_bottom_5f_left" style:display-name="fb_dialog_bottom_left" style:family="paragraph" style:parent-style-name="Standard">
      <style:paragraph-properties fo:margin-top="0.1945in" fo:margin-bottom="0.1945in" style:contextual-spacing="false"/>
    </style:style>
    <style:style style:name="fb_5f_dialog_5f_bottom_5f_right" style:display-name="fb_dialog_bottom_right" style:family="paragraph" style:parent-style-name="Standard">
      <style:paragraph-properties fo:margin-top="0.1945in" fo:margin-bottom="0.1945in" style:contextual-spacing="false"/>
    </style:style>
    <style:style style:name="fb_5f_dialog_5f_vert_5f_left" style:display-name="fb_dialog_vert_left" style:family="paragraph" style:parent-style-name="Standard">
      <style:paragraph-properties fo:margin-left="-0.1043in" fo:margin-right="0in" fo:margin-top="0.1945in" fo:margin-bottom="0.1945in" style:contextual-spacing="false" fo:text-indent="0in" style:auto-text-indent="false" fo:background-color="#525252">
        <style:background-image/>
      </style:paragraph-properties>
    </style:style>
    <style:style style:name="fb_5f_dialog_5f_vert_5f_right" style:display-name="fb_dialog_vert_right" style:family="paragraph" style:parent-style-name="Standard">
      <style:paragraph-properties fo:margin-left="0in" fo:margin-right="-0.1043in" fo:margin-top="0.1945in" fo:margin-bottom="0.1945in" style:contextual-spacing="false" fo:text-indent="0in" style:auto-text-indent="false" fo:background-color="#525252">
        <style:background-image/>
      </style:paragraph-properties>
    </style:style>
    <style:style style:name="fb_5f_dialog_5f_horiz_5f_top" style:display-name="fb_dialog_horiz_top" style:family="paragraph" style:parent-style-name="Standard">
      <style:paragraph-properties fo:margin-top="0in" fo:margin-bottom="0.1945in" style:contextual-spacing="false" fo:background-color="#525252">
        <style:background-image/>
      </style:paragraph-properties>
    </style:style>
    <style:style style:name="fb_5f_dialog_5f_horiz_5f_bottom" style:display-name="fb_dialog_horiz_bottom" style:family="paragraph" style:parent-style-name="Standard">
      <style:paragraph-properties fo:margin-top="0.1945in" fo:margin-bottom="0in" style:contextual-spacing="false" fo:background-color="#525252">
        <style:background-image/>
      </style:paragraph-properties>
    </style:style>
    <style:style style:name="fb_5f_dialog_5f_iframe" style:display-name="fb_dialog_iframe" style:family="paragraph" style:parent-style-name="Standard">
      <style:paragraph-properties fo:margin-top="0.1945in" fo:margin-bottom="0.1945in" style:contextual-spacing="false" fo:line-height="0%"/>
    </style:style>
    <style:style style:name="fb_5f_button_5f_simple" style:display-name="fb_button_simple" style:family="paragraph" style:parent-style-name="Standard">
      <style:paragraph-properties fo:margin-top="0.1945in" fo:margin-bottom="0.1945in" style:contextual-spacing="false"/>
    </style:style>
    <style:style style:name="fb_5f_button_5f_simple_5f_rtl" style:display-name="fb_button_simple_rtl" style:family="paragraph" style:parent-style-name="Standard">
      <style:paragraph-properties fo:margin-top="0.1945in" fo:margin-bottom="0.1945in" style:contextual-spacing="false"/>
    </style:style>
    <style:style style:name="fb_5f_button" style:display-name="fb_button" style:family="paragraph" style:parent-style-name="Standard">
      <style:paragraph-properties fo:margin-top="0.1945in" fo:margin-bottom="0.1945in" style:contextual-spacing="false" fo:background-color="#29447e">
        <style:background-image/>
      </style:paragraph-properties>
    </style:style>
    <style:style style:name="fb_5f_button_5f_rtl" style:display-name="fb_button_rtl" style:family="paragraph" style:parent-style-name="Standard">
      <style:paragraph-properties fo:margin-top="0.1945in" fo:margin-bottom="0.1945in" style:contextual-spacing="false" fo:background-color="#29447e">
        <style:background-image/>
      </style:paragraph-properties>
    </style:style>
    <style:style style:name="fb_5f_button_5f_xlarge" style:display-name="fb_button_xlarge" style:family="paragraph" style:parent-style-name="Standard">
      <style:paragraph-properties fo:margin-top="0.1945in" fo:margin-bottom="0.1945in" style:contextual-spacing="false" style:line-height-at-least="0.3126in"/>
      <style:text-properties fo:font-size="18pt" style:font-size-asian="18pt" style:font-size-complex="18pt"/>
    </style:style>
    <style:style style:name="fb_5f_button_5f_xlarge_5f_rtl" style:display-name="fb_button_xlarge_rtl" style:family="paragraph" style:parent-style-name="Standard">
      <style:paragraph-properties fo:margin-top="0.1945in" fo:margin-bottom="0.1945in" style:contextual-spacing="false" style:line-height-at-least="0.3126in"/>
      <style:text-properties fo:font-size="18pt" style:font-size-asian="18pt" style:font-size-complex="18pt"/>
    </style:style>
    <style:style style:name="fb_5f_button_5f_large" style:display-name="fb_button_large" style:family="paragraph" style:parent-style-name="Standard">
      <style:paragraph-properties fo:margin-top="0.1945in" fo:margin-bottom="0.1945in" style:contextual-spacing="false" style:line-height-at-least="0.1665in"/>
      <style:text-properties fo:font-size="10pt" style:font-size-asian="10pt" style:font-size-complex="10pt"/>
    </style:style>
    <style:style style:name="fb_5f_button_5f_large_5f_rtl" style:display-name="fb_button_large_rtl" style:family="paragraph" style:parent-style-name="Standard">
      <style:paragraph-properties fo:margin-top="0.1945in" fo:margin-bottom="0.1945in" style:contextual-spacing="false" style:line-height-at-least="0.1665in"/>
      <style:text-properties fo:font-size="10pt" style:font-size-asian="10pt" style:font-size-complex="10pt"/>
    </style:style>
    <style:style style:name="fb_5f_button_5f_medium" style:display-name="fb_button_medium" style:family="paragraph" style:parent-style-name="Standard">
      <style:paragraph-properties fo:margin-top="0.1945in" fo:margin-bottom="0.1945in" style:contextual-spacing="false" style:line-height-at-least="0.1457in"/>
      <style:text-properties fo:font-size="8.5pt" style:font-size-asian="8.5pt" style:font-size-complex="8.5pt"/>
    </style:style>
    <style:style style:name="fb_5f_button_5f_medium_5f_rtl" style:display-name="fb_button_medium_rtl" style:family="paragraph" style:parent-style-name="Standard">
      <style:paragraph-properties fo:margin-top="0.1945in" fo:margin-bottom="0.1945in" style:contextual-spacing="false" style:line-height-at-least="0.1457in"/>
      <style:text-properties fo:font-size="8.5pt" style:font-size-asian="8.5pt" style:font-size-complex="8.5pt"/>
    </style:style>
    <style:style style:name="fb_5f_button_5f_text_5f_rtl" style:display-name="fb_button_text_rtl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small" style:display-name="fb_button_small" style:family="paragraph" style:parent-style-name="Standard">
      <style:paragraph-properties fo:margin-top="0.1945in" fo:margin-bottom="0.1945in" style:contextual-spacing="false" style:line-height-at-least="0.1043in"/>
      <style:text-properties fo:font-size="7.5pt" style:font-size-asian="7.5pt" style:font-size-complex="7.5pt"/>
    </style:style>
    <style:style style:name="fb_5f_button_5f_small_5f_rtl" style:display-name="fb_button_small_rtl" style:family="paragraph" style:parent-style-name="Standard">
      <style:paragraph-properties fo:margin-top="0.1945in" fo:margin-bottom="0.1945in" style:contextual-spacing="false" style:line-height-at-least="0.1043in"/>
      <style:text-properties fo:font-size="7.5pt" style:font-size-asian="7.5pt" style:font-size-complex="7.5pt"/>
    </style:style>
    <style:style style:name="fb_5f_share_5f_count" style:display-name="fb_share_count" style:family="paragraph" style:parent-style-name="Standard">
      <style:paragraph-properties fo:margin-top="0.1945in" fo:margin-bottom="0.1945in" style:contextual-spacing="false" fo:text-align="center" style:justify-single-word="false" fo:background-color="#b0b9ec">
        <style:background-image/>
      </style:paragraph-properties>
      <style:text-properties fo:color="#333333"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b_5f_share_5f_count_5f_inner" style:display-name="fb_share_count_inner" style:family="paragraph" style:parent-style-name="Standard">
      <style:paragraph-properties fo:margin-top="0.1945in" fo:margin-bottom="0.1945in" style:contextual-spacing="false" fo:background-color="#e8ebf2">
        <style:background-image/>
      </style:paragraph-properties>
    </style:style>
    <style:style style:name="fb_5f_share_5f_count_5f_right" style:display-name="fb_share_count_right" style:family="paragraph" style:parent-style-name="Standard">
      <style:paragraph-properties fo:margin-left="-0.0102in" fo:margin-right="0in" fo:margin-top="0.1945in" fo:margin-bottom="0.1945in" style:contextual-spacing="false" fo:text-indent="0in" style:auto-text-indent="false"/>
    </style:style>
    <style:style style:name="fb_5f_share_5f_count_5f_top" style:display-name="fb_share_count_top" style:family="paragraph" style:parent-style-name="Standard">
      <style:paragraph-properties fo:margin-top="0.1945in" fo:margin-bottom="0.0728in" style:contextual-spacing="false" style:line-height-at-least="0.3543in" fo:padding="0in" fo:border="0.74pt solid #0000ff"/>
      <style:text-properties fo:font-size="16.5pt" fo:letter-spacing="-0.0102in" style:font-size-asian="16.5pt" style:font-size-complex="16.5pt"/>
    </style:style>
    <style:style style:name="fb_5f_share_5f_count_5f_nub_5f_top" style:display-name="fb_share_count_nub_top" style:family="paragraph" style:parent-style-name="Standard"/>
    <style:style style:name="fb_5f_share_5f_count_5f_nub_5f_right" style:display-name="fb_share_count_nub_right" style:family="paragraph" style:parent-style-name="Standard">
      <style:paragraph-properties fo:margin-left="0in" fo:margin-right="0.0209in" fo:text-indent="0in" style:auto-text-indent="false" style:vertical-align="top"/>
    </style:style>
    <style:style style:name="fb_5f_share_5f_no_5f_count" style:display-name="fb_share_no_count" style:family="paragraph" style:parent-style-name="Standard">
      <style:paragraph-properties fo:margin-top="0.1945in" fo:margin-bottom="0.1945in" style:contextual-spacing="false"/>
      <style:text-properties text:display="none"/>
    </style:style>
    <style:style style:name="fb_5f_connect_5f_bar_5f_container" style:display-name="fb_connect_bar_container" style:family="paragraph" style:parent-style-name="Standard">
      <style:paragraph-properties fo:background-color="#3b5998" fo:padding="0in" fo:border-left="none" fo:border-right="none" fo:border-top="none" fo:border-bottom="0.74pt solid #000000">
        <style:background-image/>
      </style:paragraph-properties>
    </style:style>
    <style:style style:name="fb_5f_connect_5f_bar" style:display-name="fb_connect_bar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dialog_5f_title" style:display-name="dialog_title" style:family="paragraph" style:parent-style-name="Standard">
      <style:paragraph-properties fo:margin-top="0.1945in" fo:margin-bottom="0.1945in" style:contextual-spacing="false"/>
    </style:style>
    <style:style style:name="dialog_5f_content" style:display-name="dialog_content" style:family="paragraph" style:parent-style-name="Standard">
      <style:paragraph-properties fo:margin-top="0.1945in" fo:margin-bottom="0.1945in" style:contextual-spacing="false"/>
    </style:style>
    <style:style style:name="dialog_5f_footer" style:display-name="dialog_footer" style:family="paragraph" style:parent-style-name="Standard">
      <style:paragraph-properties fo:margin-top="0.1945in" fo:margin-bottom="0.1945in" style:contextual-spacing="false"/>
    </style:style>
    <style:style style:name="fb_5f_loader" style:display-name="fb_loader" style:family="paragraph" style:parent-style-name="Standard">
      <style:paragraph-properties fo:margin-top="0.1945in" fo:margin-bottom="0.1945in" style:contextual-spacing="false"/>
    </style:style>
    <style:style style:name="fb_5f_button_5f_text" style:display-name="fb_button_text" style:family="paragraph" style:parent-style-name="Standard">
      <style:paragraph-properties fo:margin-top="0.1945in" fo:margin-bottom="0.1945in" style:contextual-spacing="false"/>
    </style:style>
    <style:style style:name="fb_5f_buttons" style:display-name="fb_buttons" style:family="paragraph" style:parent-style-name="Standard">
      <style:paragraph-properties fo:margin-top="0.1945in" fo:margin-bottom="0.1945in" style:contextual-spacing="false"/>
    </style:style>
    <style:style style:name="dialog_5f_title1" style:display-name="dialog_title1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1" style:display-name="dialog_content1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1" style:display-name="dialog_footer1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1" style:display-name="fb_loader1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1" style:display-name="fb_button_text1" style:family="paragraph" style:parent-style-name="Standard">
      <style:paragraph-properties fo:margin-left="0.2083in" fo:margin-right="0in" fo:text-indent="0in" style:auto-text-indent="false"/>
    </style:style>
    <style:style style:name="fb_5f_button_5f_text2" style:display-name="fb_button_text2" style:family="paragraph" style:parent-style-name="Standard">
      <style:paragraph-properties fo:margin-left="0in" fo:margin-right="0.1043in" fo:text-indent="0in" style:auto-text-indent="false"/>
    </style:style>
    <style:style style:name="fb_5f_button_5f_text3" style:display-name="fb_button_text3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4" style:display-name="fb_button_text4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5" style:display-name="fb_button_text5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6" style:display-name="fb_button_text6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7" style:display-name="fb_button_text7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8" style:display-name="fb_button_text8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9" style:display-name="fb_button_text9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10" style:display-name="fb_button_text10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11" style:display-name="fb_button_text11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12" style:display-name="fb_button_text12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13" style:display-name="fb_button_text13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14" style:display-name="fb_button_text14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15" style:display-name="fb_button_text15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16" style:display-name="fb_button_text16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17" style:display-name="fb_button_text17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1" style:display-name="fb_share_count_inner1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2" style:display-name="fb_share_count_inner2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3" style:display-name="fb_share_count_inner3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4" style:display-name="fb_share_count_inner4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1" style:display-name="fb_buttons1" style:family="paragraph" style:parent-style-name="Standard">
      <style:paragraph-properties fo:margin-top="0.0728in" fo:margin-bottom="0.1945in" style:contextual-spacing="false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advanced-search" style:family="paragraph" style:parent-style-name="Standard">
      <style:paragraph-properties fo:margin-top="0.1945in" fo:margin-bottom="0.1945in" style:contextual-spacing="false"/>
    </style:style>
    <style:style style:name="byline" style:family="paragraph" style:parent-style-name="Standard">
      <style:paragraph-properties fo:margin-top="0.1945in" fo:margin-bottom="0.1945in" style:contextual-spacing="false"/>
    </style:style>
    <style:style style:name="photo-cutline" style:family="paragraph" style:parent-style-name="Standard">
      <style:paragraph-properties fo:margin-top="0.1945in" fo:margin-bottom="0.1945in" style:contextual-spacing="false"/>
    </style:style>
    <style:style style:name="story-keywords" style:family="paragraph" style:parent-style-name="Standard">
      <style:paragraph-properties fo:margin-top="0.1945in" fo:margin-bottom="0.1945in" style:contextual-spacing="false"/>
    </style:style>
    <style:style style:name="dd-box" style:family="paragraph" style:parent-style-name="Standard">
      <style:paragraph-properties fo:margin-top="0.1945in" fo:margin-bottom="0.2083in" style:contextual-spacing="false"/>
    </style:style>
    <style:style style:name="dialog_5f_title2" style:display-name="dialog_title2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2" style:display-name="dialog_content2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2" style:display-name="dialog_footer2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2" style:display-name="fb_loader2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18" style:display-name="fb_button_text18" style:family="paragraph" style:parent-style-name="Standard">
      <style:paragraph-properties fo:margin-left="0.2083in" fo:margin-right="0in" fo:text-indent="0in" style:auto-text-indent="false"/>
    </style:style>
    <style:style style:name="fb_5f_button_5f_text19" style:display-name="fb_button_text19" style:family="paragraph" style:parent-style-name="Standard">
      <style:paragraph-properties fo:margin-left="0in" fo:margin-right="0.1043in" fo:text-indent="0in" style:auto-text-indent="false"/>
    </style:style>
    <style:style style:name="fb_5f_button_5f_text20" style:display-name="fb_button_text20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21" style:display-name="fb_button_text21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22" style:display-name="fb_button_text22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23" style:display-name="fb_button_text23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24" style:display-name="fb_button_text24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5" style:display-name="fb_button_text25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6" style:display-name="fb_button_text26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7" style:display-name="fb_button_text27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8" style:display-name="fb_button_text28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29" style:display-name="fb_button_text29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30" style:display-name="fb_button_text30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31" style:display-name="fb_button_text31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32" style:display-name="fb_button_text32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33" style:display-name="fb_button_text33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34" style:display-name="fb_button_text34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5" style:display-name="fb_share_count_inner5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6" style:display-name="fb_share_count_inner6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7" style:display-name="fb_share_count_inner7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8" style:display-name="fb_share_count_inner8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2" style:display-name="fb_buttons2" style:family="paragraph" style:parent-style-name="Standard">
      <style:paragraph-properties fo:margin-top="0.0728in" fo:margin-bottom="0.1945in" style:contextual-spacing="false"/>
    </style:style>
    <style:style style:name="prwrap" style:family="paragraph" style:parent-style-name="Standard"/>
    <style:style style:name="dialog_5f_title3" style:display-name="dialog_title3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3" style:display-name="dialog_content3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3" style:display-name="dialog_footer3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3" style:display-name="fb_loader3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35" style:display-name="fb_button_text35" style:family="paragraph" style:parent-style-name="Standard">
      <style:paragraph-properties fo:margin-left="0.2083in" fo:margin-right="0in" fo:text-indent="0in" style:auto-text-indent="false"/>
    </style:style>
    <style:style style:name="fb_5f_button_5f_text36" style:display-name="fb_button_text36" style:family="paragraph" style:parent-style-name="Standard">
      <style:paragraph-properties fo:margin-left="0in" fo:margin-right="0.1043in" fo:text-indent="0in" style:auto-text-indent="false"/>
    </style:style>
    <style:style style:name="fb_5f_button_5f_text37" style:display-name="fb_button_text37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38" style:display-name="fb_button_text38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39" style:display-name="fb_button_text39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40" style:display-name="fb_button_text40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41" style:display-name="fb_button_text41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2" style:display-name="fb_button_text42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3" style:display-name="fb_button_text43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4" style:display-name="fb_button_text44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5" style:display-name="fb_button_text45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46" style:display-name="fb_button_text46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47" style:display-name="fb_button_text47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48" style:display-name="fb_button_text48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49" style:display-name="fb_button_text49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50" style:display-name="fb_button_text50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51" style:display-name="fb_button_text51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9" style:display-name="fb_share_count_inner9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10" style:display-name="fb_share_count_inner10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11" style:display-name="fb_share_count_inner11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12" style:display-name="fb_share_count_inner12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3" style:display-name="fb_buttons3" style:family="paragraph" style:parent-style-name="Standard">
      <style:paragraph-properties fo:margin-top="0.0728in" fo:margin-bottom="0.1945in" style:contextual-spacing="false"/>
    </style:style>
    <style:style style:name="container_5f_12" style:display-name="container_12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ody_20_Text_20_2_20_Char" style:display-name="Body Text 2 Char" style:family="text" style:parent-style-name="Default_20_Paragraph_20_Font">
      <style:text-properties fo:font-size="12pt" style:font-size-asian="12pt" style:font-size-complex="12pt"/>
    </style:style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-Top_20_of_20_Form_20_Char" style:display-name="z-Top of Form Char" style:family="text" style:parent-style-name="Default_20_Paragraph_20_Fon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bookmark" style:family="text" style:parent-style-name="Default_20_Paragraph_20_Font"/>
    <style:style style:name="author" style:family="text" style:parent-style-name="Default_20_Paragraph_20_Font"/>
    <style:style style:name="fn" style:family="text" style:parent-style-name="Default_20_Paragraph_20_Font"/>
    <style:style style:name="hide" style:family="text" style:parent-style-name="Default_20_Paragraph_20_Font"/>
    <style:style style:name="org" style:family="text" style:parent-style-name="Default_20_Paragraph_20_Font"/>
    <style:style style:name="updated" style:family="text" style:parent-style-name="Default_20_Paragraph_20_Font"/>
    <style:style style:name="clear" style:family="text" style:parent-style-name="Default_20_Paragraph_20_Font"/>
    <style:style style:name="child-typ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buttontext1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752in" fo:margin-bottom="0.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am an experienced leader with progressively responsible positions in higher education</dc:title>
    <meta:initial-creator>Dr. Steve Atkins</meta:initial-creator>
    <meta:creation-date>2012-07-16T16:20:00</meta:creation-date>
    <dc:date>2014-03-17T11:45:50.446000000</dc:date>
    <meta:print-date>2014-03-17T11:14:56.934000000</meta:print-date>
    <meta:editing-cycles>3</meta:editing-cycles>
    <meta:editing-duration>P2171DT9H31M44S</meta:editing-duration>
    <meta:generator>LibreOffice/4.1.4.2$Windows_x86 LibreOffice_project/0a0440ccc0227ad9829de5f46be37cfb6edcf72</meta:generator>
    <meta:document-statistic meta:table-count="0" meta:image-count="0" meta:object-count="0" meta:page-count="2" meta:paragraph-count="14" meta:word-count="590" meta:character-count="3845" meta:non-whitespace-character-count="3265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